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4.4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7" style:family="table-cell" style:parent-style-name="Default" style:data-style-name="N0"/>
    <style:style style:name="ce8" style:family="table-cell" style:parent-style-name="Default" style:data-style-name="N1"/>
    <style:style style:name="ce9" style:family="table-cell" style:parent-style-name="Default" style:data-style-name="N111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1" table:number-columns-repeated="16373" table:default-cell-style-name="ce7"/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PI()/2" office:value-type="float" office:value="1.5707963267949" calcext:value-type="float">
            <text:p>1,5707963267949</text:p>
          </table:table-cell>
          <table:table-cell table:formula="of:=[.D1]*[.$C$2]" office:value-type="float" office:value="0" calcext:value-type="float">
            <text:p>0</text:p>
          </table:table-cell>
          <table:table-cell table:formula="of:=[.E1]*[.$C$2]" office:value-type="float" office:value="1.5707963267949" calcext:value-type="float">
            <text:p>1,5707963267949</text:p>
          </table:table-cell>
          <table:table-cell table:formula="of:=[.F1]*[.$C$2]" office:value-type="float" office:value="3.14159265358979" calcext:value-type="float">
            <text:p>3,14159265358979</text:p>
          </table:table-cell>
          <table:table-cell table:formula="of:=[.G1]*[.$C$2]" office:value-type="float" office:value="4.71238898038469" calcext:value-type="float">
            <text:p>4,71238898038469</text:p>
          </table:table-cell>
          <table:table-cell office:value-type="string" calcext:value-type="string">
            <text:p>phi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5"/>
          <table:table-cell office:value-type="string" calcext:value-type="string">
            <text:p>exp(i(n1phi1+n2phi2+n3phi3))</text:p>
          </table:table-cell>
          <table:table-cell table:number-columns-repeated="16375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5]*[.D2]+[.$B5]*[.D2]+[.$C5]*[.$D$2]" office:value-type="float" office:value="0" calcext:value-type="float">
            <text:p>0</text:p>
          </table:table-cell>
          <table:table-cell table:formula="of:=[.$A5]*[.E$2]+[.$B5]*[.E$2]+[.$C5]*[.$D$2]" office:value-type="float" office:value="-4.71238898038469" calcext:value-type="float">
            <text:p>-4,71238898038469</text:p>
          </table:table-cell>
          <table:table-cell table:formula="of:=[.$A5]*[.F$2]+[.$B5]*[.F$2]+[.$C5]*[.$D$2]" office:value-type="float" office:value="-9.42477796076938" calcext:value-type="float">
            <text:p>-9,42477796076938</text:p>
          </table:table-cell>
          <table:table-cell table:formula="of:=[.$A5]*[.G$2]+[.$B5]*[.G$2]+[.$C5]*[.$D$2]" office:value-type="float" office:value="-14.1371669411541" calcext:value-type="float">
            <text:p>-14,1371669411541</text:p>
          </table:table-cell>
          <table:table-cell/>
          <table:table-cell table:style-name="ce8" table:formula="of:=ROUND(IMAGINARY(IMEXP(COMPLEX(0;[.E5])));5)" office:value-type="float" office:value="1" calcext:value-type="float">
            <text:p>1</text:p>
          </table:table-cell>
          <table:table-cell table:style-name="ce8" table:formula="of:=ROUND(IMAGINARY(IMEXP(COMPLEX(0;[.F5])));5)" office:value-type="float" office:value="-0" calcext:value-type="float">
            <text:p>0</text:p>
          </table:table-cell>
          <table:table-cell table:style-name="ce8" table:formula="of:=ROUND(IMAGINARY(IMEXP(COMPLEX(0;[.G5])));5)" office:value-type="float" office:value="-1" calcext:value-type="float">
            <text:p>-1</text:p>
          </table:table-cell>
          <table:table-cell table:style-name="ce9"/>
          <table:table-cell table:formula="of:=ROUND(IMREAL(IMEXP(COMPLEX(0;[.E5])));5)" office:value-type="float" office:value="-0" calcext:value-type="float">
            <text:p>0</text:p>
          </table:table-cell>
          <table:table-cell table:formula="of:=ROUND(IMREAL(IMEXP(COMPLEX(0;[.F5])));5)" office:value-type="float" office:value="-1" calcext:value-type="float">
            <text:p>-1</text:p>
          </table:table-cell>
          <table:table-cell table:formula="of:=ROUND(IMREAL(IMEXP(COMPLEX(0;[.G5])));5)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$A6]*[.D3]+[.$B6]*[.D3]+[.$C6]*[.$D$2]" office:value-type="float" office:value="0" calcext:value-type="float">
            <text:p>0</text:p>
          </table:table-cell>
          <table:table-cell table:formula="of:=[.$A6]*[.E$2]+[.$B6]*[.E$2]+[.$C6]*[.$D$2]" office:value-type="float" office:value="-4.71238898038469" calcext:value-type="float">
            <text:p>-4,71238898038469</text:p>
          </table:table-cell>
          <table:table-cell table:formula="of:=[.$A6]*[.F$2]+[.$B6]*[.F$2]+[.$C6]*[.$D$2]" office:value-type="float" office:value="-9.42477796076938" calcext:value-type="float">
            <text:p>-9,42477796076938</text:p>
          </table:table-cell>
          <table:table-cell table:formula="of:=[.$A6]*[.G$2]+[.$B6]*[.G$2]+[.$C6]*[.$D$2]" office:value-type="float" office:value="-14.1371669411541" calcext:value-type="float">
            <text:p>-14,1371669411541</text:p>
          </table:table-cell>
          <table:table-cell/>
          <table:table-cell table:style-name="ce8" table:formula="of:=ROUND(IMAGINARY(IMEXP(COMPLEX(0;[.E6])));5)" office:value-type="float" office:value="1" calcext:value-type="float">
            <text:p>1</text:p>
          </table:table-cell>
          <table:table-cell table:style-name="ce8" table:formula="of:=ROUND(IMAGINARY(IMEXP(COMPLEX(0;[.F6])));5)" office:value-type="float" office:value="-0" calcext:value-type="float">
            <text:p>0</text:p>
          </table:table-cell>
          <table:table-cell table:style-name="ce8" table:formula="of:=ROUND(IMAGINARY(IMEXP(COMPLEX(0;[.G6])));5)" office:value-type="float" office:value="-1" calcext:value-type="float">
            <text:p>-1</text:p>
          </table:table-cell>
          <table:table-cell/>
          <table:table-cell table:formula="of:=ROUND(IMREAL(IMEXP(COMPLEX(0;[.E6])));5)" office:value-type="float" office:value="-0" calcext:value-type="float">
            <text:p>0</text:p>
          </table:table-cell>
          <table:table-cell table:formula="of:=ROUND(IMREAL(IMEXP(COMPLEX(0;[.F6])));5)" office:value-type="float" office:value="-1" calcext:value-type="float">
            <text:p>-1</text:p>
          </table:table-cell>
          <table:table-cell table:formula="of:=ROUND(IMREAL(IMEXP(COMPLEX(0;[.G6])));5)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$A7]*[.D4]+[.$B7]*[.D4]+[.$C7]*[.$D$2]" office:value-type="float" office:value="0" calcext:value-type="float">
            <text:p>0</text:p>
          </table:table-cell>
          <table:table-cell table:formula="of:=[.$A7]*[.E$2]+[.$B7]*[.E$2]+[.$C7]*[.$D$2]" office:value-type="float" office:value="-3.14159265358979" calcext:value-type="float">
            <text:p>-3,14159265358979</text:p>
          </table:table-cell>
          <table:table-cell table:formula="of:=[.$A7]*[.F$2]+[.$B7]*[.F$2]+[.$C7]*[.$D$2]" office:value-type="float" office:value="-6.28318530717959" calcext:value-type="float">
            <text:p>-6,28318530717959</text:p>
          </table:table-cell>
          <table:table-cell table:formula="of:=[.$A7]*[.G$2]+[.$B7]*[.G$2]+[.$C7]*[.$D$2]" office:value-type="float" office:value="-9.42477796076938" calcext:value-type="float">
            <text:p>-9,42477796076938</text:p>
          </table:table-cell>
          <table:table-cell/>
          <table:table-cell table:style-name="ce8" table:formula="of:=ROUND(IMAGINARY(IMEXP(COMPLEX(0;[.E7])));5)" office:value-type="float" office:value="-0" calcext:value-type="float">
            <text:p>0</text:p>
          </table:table-cell>
          <table:table-cell table:style-name="ce8" table:formula="of:=ROUND(IMAGINARY(IMEXP(COMPLEX(0;[.F7])));5)" office:value-type="float" office:value="-0" calcext:value-type="float">
            <text:p>0</text:p>
          </table:table-cell>
          <table:table-cell table:style-name="ce8" table:formula="of:=ROUND(IMAGINARY(IMEXP(COMPLEX(0;[.G7])));5)" office:value-type="float" office:value="-0" calcext:value-type="float">
            <text:p>0</text:p>
          </table:table-cell>
          <table:table-cell/>
          <table:table-cell table:formula="of:=ROUND(IMREAL(IMEXP(COMPLEX(0;[.E7])));5)" office:value-type="float" office:value="-1" calcext:value-type="float">
            <text:p>-1</text:p>
          </table:table-cell>
          <table:table-cell table:formula="of:=ROUND(IMREAL(IMEXP(COMPLEX(0;[.F7])));5)" office:value-type="float" office:value="1" calcext:value-type="float">
            <text:p>1</text:p>
          </table:table-cell>
          <table:table-cell table:formula="of:=ROUND(IMREAL(IMEXP(COMPLEX(0;[.G7])));5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8]*[.D5]+[.$B8]*[.D5]+[.$C8]*[.$D$2]" office:value-type="float" office:value="0" calcext:value-type="float">
            <text:p>0</text:p>
          </table:table-cell>
          <table:table-cell table:formula="of:=[.$A8]*[.E$2]+[.$B8]*[.E$2]+[.$C8]*[.$D$2]" office:value-type="float" office:value="-1.5707963267949" calcext:value-type="float">
            <text:p>-1,5707963267949</text:p>
          </table:table-cell>
          <table:table-cell table:formula="of:=[.$A8]*[.F$2]+[.$B8]*[.F$2]+[.$C8]*[.$D$2]" office:value-type="float" office:value="-3.14159265358979" calcext:value-type="float">
            <text:p>-3,14159265358979</text:p>
          </table:table-cell>
          <table:table-cell table:formula="of:=[.$A8]*[.G$2]+[.$B8]*[.G$2]+[.$C8]*[.$D$2]" office:value-type="float" office:value="-4.71238898038469" calcext:value-type="float">
            <text:p>-4,71238898038469</text:p>
          </table:table-cell>
          <table:table-cell/>
          <table:table-cell table:style-name="ce8" table:formula="of:=ROUND(IMAGINARY(IMEXP(COMPLEX(0;[.E8])));5)" office:value-type="float" office:value="-1" calcext:value-type="float">
            <text:p>-1</text:p>
          </table:table-cell>
          <table:table-cell table:style-name="ce8" table:formula="of:=ROUND(IMAGINARY(IMEXP(COMPLEX(0;[.F8])));5)" office:value-type="float" office:value="-0" calcext:value-type="float">
            <text:p>0</text:p>
          </table:table-cell>
          <table:table-cell table:style-name="ce8" table:formula="of:=ROUND(IMAGINARY(IMEXP(COMPLEX(0;[.G8])));5)" office:value-type="float" office:value="1" calcext:value-type="float">
            <text:p>1</text:p>
          </table:table-cell>
          <table:table-cell/>
          <table:table-cell table:formula="of:=ROUND(IMREAL(IMEXP(COMPLEX(0;[.E8])));5)" office:value-type="float" office:value="-0" calcext:value-type="float">
            <text:p>0</text:p>
          </table:table-cell>
          <table:table-cell table:formula="of:=ROUND(IMREAL(IMEXP(COMPLEX(0;[.F8])));5)" office:value-type="float" office:value="-1" calcext:value-type="float">
            <text:p>-1</text:p>
          </table:table-cell>
          <table:table-cell table:formula="of:=ROUND(IMREAL(IMEXP(COMPLEX(0;[.G8])));5)" office:value-type="float" office:value="-0" calcext:value-type="float">
            <text:p>0</text:p>
          </table:table-cell>
          <table:table-cell table:number-columns-repeated="16369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Leopold Bodamer</meta:initial-creator>
    <dc:creator>Leopold Bodamer</dc:creator>
    <meta:creation-date>2024-12-10T16:45:55Z</meta:creation-date>
    <dc:date>2024-12-11T08:12:35Z</dc:date>
    <meta:editing-duration>PT0S</meta:editing-duration>
    <meta:document-statistic meta:table-count="1" meta:cell-count="66" meta:object-count="0"/>
  </office:meta>
</office:document-meta>
</file>